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/>
      <style:text-properties fo:color="#4472C4" fo:font-size="48pt" style:font-size-asian="48pt" style:font-size-complex="48pt"/>
    </style:style>
    <style:style style:name="P2" style:parent-style-name="Standaard" style:family="paragraph">
      <style:text-properties fo:color="#000000" fo:font-size="14pt" style:font-size-asian="14pt" style:font-size-complex="14pt"/>
    </style:style>
    <style:style style:name="P3" style:parent-style-name="Standaard" style:family="paragraph">
      <style:text-properties fo:color="#000000" fo:font-size="14pt" style:font-size-asian="14pt" style:font-size-complex="14pt"/>
    </style:style>
    <style:style style:name="P4" style:parent-style-name="Standaard" style:family="paragraph">
      <style:text-properties fo:color="#000000" fo:font-size="14pt" style:font-size-asian="14pt" style:font-size-complex="14pt"/>
    </style:style>
    <style:style style:name="P5" style:parent-style-name="Duidelijkcitaat" style:master-page-name="MP1" style:family="paragraph">
      <style:paragraph-properties fo:break-before="page"/>
    </style:style>
    <style:style style:name="P6" style:parent-style-name="Lijstalinea" style:family="paragraph"/>
    <style:style style:name="P7" style:parent-style-name="Lijstalinea" style:family="paragraph"/>
    <style:style style:name="P8" style:parent-style-name="Lijstalinea" style:family="paragraph"/>
    <style:style style:name="P9" style:parent-style-name="Lijstalinea" style:family="paragraph"/>
    <style:style style:name="P10" style:parent-style-name="Lijstalinea" style:family="paragraph"/>
    <style:style style:name="P11" style:parent-style-name="Lijstalinea" style:family="paragraph"/>
    <style:style style:name="P12" style:parent-style-name="Lijstalinea" style:family="paragraph"/>
    <style:style style:name="P13" style:parent-style-name="Lijstalinea" style:family="paragraph"/>
    <style:style style:name="P14" style:parent-style-name="Lijstalinea" style:family="paragraph"/>
    <style:style style:name="P15" style:parent-style-name="Hoofdkop" style:family="paragraph">
      <style:paragraph-properties fo:break-before="page"/>
    </style:style>
    <style:style style:name="T16" style:parent-style-name="Standaardalinea-lettertype" style:family="text">
      <style:text-properties fo:font-size="16pt" style:font-size-asian="16pt" style:font-size-complex="4pt"/>
    </style:style>
    <style:style style:name="T17" style:parent-style-name="Standaardalinea-lettertype" style:family="text">
      <style:text-properties fo:font-size="16pt" style:font-size-asian="16pt" style:font-size-complex="4pt"/>
    </style:style>
  </office:automatic-styles>
  <office:body>
    <office:text text:use-soft-page-breaks="true">
      <text:p text:style-name="P1">Uno</text:p>
      <text:p text:style-name="P2"/>
      <text:p text:style-name="P3">Reinout Strating, Merijn Sandvliet, Robin van Ruitenbeek</text:p>
      <text:p text:style-name="P4">4v2</text:p>
      <text:soft-page-break/>
      <text:p text:style-name="P5">Inhoudsopgave</text:p>
      <text:list text:style-name="LFO1" text:continue-numbering="true">
        <text:list-item>
          <text:p text:style-name="P6">Inleiding</text:p>
        </text:list-item>
        <text:list-item>
          <text:p text:style-name="P7">Speluitleg</text:p>
        </text:list-item>
        <text:list-item>
          <text:p text:style-name="P8">Deelopdracht</text:p>
          <text:list text:continue-numbering="true">
            <text:list-item>
              <text:p text:style-name="P9">De kaarten</text:p>
            </text:list-item>
            <text:list-item>
              <text:p text:style-name="P10">Checksysteem</text:p>
            </text:list-item>
            <text:list-item>
              <text:p text:style-name="P11">Kaarten uitdelen</text:p>
            </text:list-item>
          </text:list>
        </text:list-item>
        <text:list-item>
          <text:p text:style-name="P12">Tegengekomen problemen plus oplossingen</text:p>
        </text:list-item>
        <text:list-item>
          <text:p text:style-name="P13">Discussie</text:p>
        </text:list-item>
        <text:list-item>
          <text:p text:style-name="P14">bijlage</text:p>
        </text:list-item>
      </text:list>
      <text:soft-page-break/>
      <text:p text:style-name="P15">Inleiding</text:p>
      <text:p text:style-name="Hoofdkop"><text:span text:style-name="T16">In dit verslag zullen we ons programma/spel Uno beschrijven, uitleggen, onder discussie brengen en enkele tegengekomen problemen behandelen, en ook vertellen hoe we die opgelost hebben.</text:span><text:span text:style-name="T17"><text:s/>&lt;insert dingetjes here&g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Subtielebenadrukking" style:display-name="Subtiele benadrukking" style:family="text" style:parent-style-name="Standaardalinea-lettertype">
      <style:text-properties fo:font-style="italic" style:font-style-asian="italic" style:font-style-complex="italic" fo:color="#404040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5B9BD5"/>
    </style:style>
    <style:style style:name="Duidelijkcitaat" style:display-name="Duidelijk citaat" style:family="paragraph" style:parent-style-name="Standaard" style:next-style-name="Standaard">
      <style:paragraph-properties fo:border-top="0.0069in solid #5B9BD5" fo:border-left="none" fo:border-bottom="0.0069in solid #5B9BD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5B9BD5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5B9BD5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Kop2Char" style:display-name="Kop 2 Char" style:family="text" style:parent-style-name="Standaardalinea-lettertype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el" style:display-name="Titel" style:family="paragraph" style:parent-style-name="Standaard" style:next-style-name="Standaard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eleverwijzing" style:display-name="Subtiele verwijzing" style:family="text" style:parent-style-name="Standaardalinea-lettertype">
      <style:text-properties fo:font-variant="small-caps" fo:color="#5A5A5A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4472C4" fo:letter-spacing="0.0034in"/>
    </style:style>
    <style:style style:name="Titelvanboek" style:display-name="Titel van boek" style:family="text" style:parent-style-name="Standaardalinea-lettertype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Geenafstand" style:display-name="Geen afstand" style:family="paragraph">
      <style:paragraph-properties fo:margin-bottom="0in" fo:line-height="100%"/>
      <style:text-properties fo:hyphenate="false"/>
    </style:style>
    <style:style style:name="Ondertitel" style:display-name="Ondertitel" style:family="paragraph" style:parent-style-name="Standaard" style:next-style-name="Standaard">
      <style:text-properties style:font-name="Calibri" style:font-name-asian="Times New Roman" style:font-name-complex="Times New Roman" fo:color="#5A5A5A" fo:letter-spacing="0.0104in" fo:hyphenate="false"/>
    </style:style>
    <style:style style:name="OndertitelChar" style:display-name="Ondertitel Char" style:family="text" style:parent-style-name="Standaardalinea-lettertype">
      <style:text-properties style:font-name="Calibri" style:font-name-asian="Times New Roman" style:font-name-complex="Times New Roman" fo:color="#5A5A5A" fo:letter-spacing="0.0104in"/>
    </style:style>
    <style:style style:name="Hoofdkop" style:display-name="Hoofdkop" style:family="paragraph" style:parent-style-name="Standaard">
      <style:text-properties fo:font-size="36pt" style:font-size-asian="36pt" fo:hyphenate="true"/>
    </style:style>
    <style:style style:name="HoofdkopChar" style:display-name="Hoofdkop Char" style:family="text" style:parent-style-name="Standaardalinea-lettertype">
      <style:text-properties fo:font-size="36pt" style:font-size-asian="3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einout Strating</meta:initial-creator>
    <dc:creator>Guy Port</dc:creator>
    <meta:creation-date>2019-06-08T13:26:00Z</meta:creation-date>
    <dc:date>2019-06-10T20:35:00Z</dc:date>
    <meta:template xlink:href="Normal" xlink:type="simple"/>
    <meta:editing-cycles>4</meta:editing-cycles>
    <meta:editing-duration>PT6540S</meta:editing-duration>
    <meta:document-statistic meta:page-count="3" meta:paragraph-count="1" meta:word-count="64" meta:character-count="433" meta:row-count="3" meta:non-whitespace-character-count="370"/>
  </office:meta>
</office:document-meta>
</file>